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222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6cm" svg:y="3.275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237333456675" calcext:value-type="float">
            <text:p>0,0237333457</text:p>
          </table:table-cell>
          <table:table-cell office:value-type="float" office:value="0.299733352661" calcext:value-type="float">
            <text:p>0,2997333527</text:p>
          </table:table-cell>
          <table:table-cell office:value-type="float" office:value="0" calcext:value-type="float">
            <text:p>0</text:p>
          </table:table-cell>
          <table:table-cell office:value-type="float" office:value="0.00988933102289" calcext:value-type="float">
            <text:p>0,009889331</text:p>
          </table:table-cell>
          <table:table-cell office:value-type="float" office:value="28.1333333333" calcext:value-type="float">
            <text:p>28,1333333333</text:p>
          </table:table-cell>
          <table:table-cell office:value-type="float" office:value="35.6" calcext:value-type="float">
            <text:p>35,6</text:p>
          </table:table-cell>
          <table:table-cell office:value-type="float" office:value="132.974" calcext:value-type="float">
            <text:p>132,974</text:p>
          </table:table-cell>
          <table:table-cell office:value-type="float" office:value="417.949333333" calcext:value-type="float">
            <text:p>417,949333333</text:p>
          </table:table-cell>
          <table:table-cell office:value-type="float" office:value="36.0946666667" calcext:value-type="float">
            <text:p>36,0946666667</text:p>
          </table:table-cell>
          <table:table-cell office:value-type="float" office:value="43.3006666667" calcext:value-type="float">
            <text:p>43,3006666667</text:p>
          </table:table-cell>
          <table:table-cell office:value-type="float" office:value="196.325113333" calcext:value-type="float">
            <text:p>196,325113333</text:p>
          </table:table-cell>
          <table:table-cell office:value-type="float" office:value="771.685069225" calcext:value-type="float">
            <text:p>771,685069225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0.227499991655" calcext:value-type="float">
            <text:p>0,2274999917</text:p>
          </table:table-cell>
          <table:table-cell office:value-type="float" office:value="3.72449998558" calcext:value-type="float">
            <text:p>3,7244999856</text:p>
          </table:table-cell>
          <table:table-cell office:value-type="float" office:value="0" calcext:value-type="float">
            <text:p>0</text:p>
          </table:table-cell>
          <table:table-cell office:value-type="float" office:value="0.0307075051963" calcext:value-type="float">
            <text:p>0,0307075052</text:p>
          </table:table-cell>
          <table:table-cell office:value-type="float" office:value="58.5" calcext:value-type="float">
            <text:p>58,5</text:p>
          </table:table-cell>
          <table:table-cell office:value-type="float" office:value="81.4375" calcext:value-type="float">
            <text:p>81,4375</text:p>
          </table:table-cell>
          <table:table-cell office:value-type="float" office:value="419.849375" calcext:value-type="float">
            <text:p>419,849375</text:p>
          </table:table-cell>
          <table:table-cell office:value-type="float" office:value="1807.775625" calcext:value-type="float">
            <text:p>1807,775625</text:p>
          </table:table-cell>
          <table:table-cell office:value-type="float" office:value="70.9778125" calcext:value-type="float">
            <text:p>70,9778125</text:p>
          </table:table-cell>
          <table:table-cell office:value-type="float" office:value="107.1725" calcext:value-type="float">
            <text:p>107,1725</text:p>
          </table:table-cell>
          <table:table-cell office:value-type="float" office:value="637.096915625" calcext:value-type="float">
            <text:p>637,096915625</text:p>
          </table:table-cell>
          <table:table-cell office:value-type="float" office:value="3486.53231392" calcext:value-type="float">
            <text:p>3486,53231392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1.13022221459" calcext:value-type="float">
            <text:p>1,1302222146</text:p>
          </table:table-cell>
          <table:table-cell office:value-type="float" office:value="37.0622222423" calcext:value-type="float">
            <text:p>37,0622222423</text:p>
          </table:table-cell>
          <table:table-cell office:value-type="float" office:value="0" calcext:value-type="float">
            <text:p>0</text:p>
          </table:table-cell>
          <table:table-cell office:value-type="float" office:value="0.090824444294" calcext:value-type="float">
            <text:p>0,0908244443</text:p>
          </table:table-cell>
          <table:table-cell office:value-type="float" office:value="88" calcext:value-type="float">
            <text:p>88</text:p>
          </table:table-cell>
          <table:table-cell office:value-type="float" office:value="129.222222222" calcext:value-type="float">
            <text:p>129,222222222</text:p>
          </table:table-cell>
          <table:table-cell office:value-type="float" office:value="730.891666667" calcext:value-type="float">
            <text:p>730,891666667</text:p>
          </table:table-cell>
          <table:table-cell office:value-type="float" office:value="4814.89" calcext:value-type="float">
            <text:p>4814,89</text:p>
          </table:table-cell>
          <table:table-cell office:value-type="float" office:value="105.476111111" calcext:value-type="float">
            <text:p>105,476111111</text:p>
          </table:table-cell>
          <table:table-cell office:value-type="float" office:value="123.135" calcext:value-type="float">
            <text:p>123,135</text:p>
          </table:table-cell>
          <table:table-cell office:value-type="float" office:value="1081.81495278" calcext:value-type="float">
            <text:p>1081,81495278</text:p>
          </table:table-cell>
          <table:table-cell office:value-type="float" office:value="9233.13221146" calcext:value-type="float">
            <text:p>9233,1322114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13" calcext:value-type="float">
            <text:p>13</text:p>
          </table:table-cell>
          <table:table-cell office:value-type="float" office:value="4.30590000153" calcext:value-type="float">
            <text:p>4,3059000015</text:p>
          </table:table-cell>
          <table:table-cell office:value-type="float" office:value="324.538199973" calcext:value-type="float">
            <text:p>324,538199973</text:p>
          </table:table-cell>
          <table:table-cell office:value-type="float" office:value="0" calcext:value-type="float">
            <text:p>0</text:p>
          </table:table-cell>
          <table:table-cell office:value-type="float" office:value="0.162423499227" calcext:value-type="float">
            <text:p>0,1624234992</text:p>
          </table:table-cell>
          <table:table-cell office:value-type="float" office:value="114.55" calcext:value-type="float">
            <text:p>114,55</text:p>
          </table:table-cell>
          <table:table-cell office:value-type="float" office:value="178.8" calcext:value-type="float">
            <text:p>178,8</text:p>
          </table:table-cell>
          <table:table-cell office:value-type="float" office:value="1183.7175" calcext:value-type="float">
            <text:p>1183,7175</text:p>
          </table:table-cell>
          <table:table-cell office:value-type="float" office:value="8259.7565" calcext:value-type="float">
            <text:p>8259,7565</text:p>
          </table:table-cell>
          <table:table-cell office:value-type="float" office:value="136.435" calcext:value-type="float">
            <text:p>136,435</text:p>
          </table:table-cell>
          <table:table-cell office:value-type="float" office:value="170.61325" calcext:value-type="float">
            <text:p>170,61325</text:p>
          </table:table-cell>
          <table:table-cell office:value-type="float" office:value="1802.210075" calcext:value-type="float">
            <text:p>1802,210075</text:p>
          </table:table-cell>
          <table:table-cell office:value-type="float" office:value="16029.2083302" calcext:value-type="float">
            <text:p>16029,208330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0.6612500191" calcext:value-type="float">
            <text:p>10,6612500191</text:p>
          </table:table-cell>
          <table:table-cell office:value-type="float" office:value="216.767550039" calcext:value-type="float">
            <text:p>216,767550039</text:p>
          </table:table-cell>
          <table:table-cell office:value-type="float" office:value="0" calcext:value-type="float">
            <text:p>0</text:p>
          </table:table-cell>
          <table:table-cell office:value-type="float" office:value="0.238882502675" calcext:value-type="float">
            <text:p>0,2388825027</text:p>
          </table:table-cell>
          <table:table-cell office:value-type="float" office:value="144.3" calcext:value-type="float">
            <text:p>144,3</text:p>
          </table:table-cell>
          <table:table-cell office:value-type="float" office:value="178.2" calcext:value-type="float">
            <text:p>178,2</text:p>
          </table:table-cell>
          <table:table-cell office:value-type="float" office:value="1425.948" calcext:value-type="float">
            <text:p>1425,948</text:p>
          </table:table-cell>
          <table:table-cell office:value-type="float" office:value="12039.3015" calcext:value-type="float">
            <text:p>12039,3015</text:p>
          </table:table-cell>
          <table:table-cell office:value-type="float" office:value="172.415" calcext:value-type="float">
            <text:p>172,415</text:p>
          </table:table-cell>
          <table:table-cell office:value-type="float" office:value="216.46725" calcext:value-type="float">
            <text:p>216,46725</text:p>
          </table:table-cell>
          <table:table-cell office:value-type="float" office:value="2123.5435425" calcext:value-type="float">
            <text:p>2123,5435425</text:p>
          </table:table-cell>
          <table:table-cell office:value-type="float" office:value="23093.1305457" calcext:value-type="float">
            <text:p>23093,1305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.00.0000</text:date>, <text:time style:data-style-name="N2" text:time-value="22:30:17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3T22:30:40.031000000</dc:date>
    <meta:generator>LibreOffice/4.2.5.2$Windows_x86 LibreOffice_project/61cb170a04bb1f12e77c884eab9192be736ec5f5</meta:generator>
    <meta:editing-duration>PT7M7S</meta:editing-duration>
    <meta:editing-cycles>5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689cm" svg:y="1.275cm" chart:style-name="ch3">
          <text:p>mapa sa objektima, seerange=rows/6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6.0946666667">
                <text:p>36.0946666667</text:p>
                <draw:g>
                  <svg:desc>Sheet1.M2:Sheet1.M6</svg:desc>
                </draw:g>
              </table:table-cell>
              <table:table-cell office:value-type="float" office:value="43.3006666667">
                <text:p>43.3006666667</text:p>
                <draw:g>
                  <svg:desc>Sheet1.N2:Sheet1.N6</svg:desc>
                </draw:g>
              </table:table-cell>
              <table:table-cell office:value-type="float" office:value="196.325113333">
                <text:p>196.325113333</text:p>
                <draw:g>
                  <svg:desc>Sheet1.O2:Sheet1.O6</svg:desc>
                </draw:g>
              </table:table-cell>
              <table:table-cell office:value-type="float" office:value="771.685069225">
                <text:p>771.685069225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0.9778125">
                <text:p>70.9778125</text:p>
              </table:table-cell>
              <table:table-cell office:value-type="float" office:value="107.1725">
                <text:p>107.1725</text:p>
              </table:table-cell>
              <table:table-cell office:value-type="float" office:value="637.096915625">
                <text:p>637.096915625</text:p>
              </table:table-cell>
              <table:table-cell office:value-type="float" office:value="3486.53231392">
                <text:p>3486.53231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5.476111111">
                <text:p>105.476111111</text:p>
              </table:table-cell>
              <table:table-cell office:value-type="float" office:value="123.135">
                <text:p>123.135</text:p>
              </table:table-cell>
              <table:table-cell office:value-type="float" office:value="1081.81495278">
                <text:p>1081.81495278</text:p>
              </table:table-cell>
              <table:table-cell office:value-type="float" office:value="9233.13221146">
                <text:p>9233.13221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6.435">
                <text:p>136.435</text:p>
              </table:table-cell>
              <table:table-cell office:value-type="float" office:value="170.61325">
                <text:p>170.61325</text:p>
              </table:table-cell>
              <table:table-cell office:value-type="float" office:value="1802.210075">
                <text:p>1802.210075</text:p>
              </table:table-cell>
              <table:table-cell office:value-type="float" office:value="16029.2083302">
                <text:p>16029.2083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72.415">
                <text:p>172.415</text:p>
              </table:table-cell>
              <table:table-cell office:value-type="float" office:value="216.46725">
                <text:p>216.46725</text:p>
              </table:table-cell>
              <table:table-cell office:value-type="float" office:value="2123.5435425">
                <text:p>2123.5435425</text:p>
              </table:table-cell>
              <table:table-cell office:value-type="float" office:value="23093.1305457">
                <text:p>23093.1305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689cm" svg:y="1.275cm" chart:style-name="ch3">
          <text:p>mapa sa objektima, seerange=rows/6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6.0946666667">
                <text:p>36.0946666667</text:p>
                <draw:g>
                  <svg:desc>Sheet1.M2:Sheet1.M6</svg:desc>
                </draw:g>
              </table:table-cell>
              <table:table-cell office:value-type="float" office:value="43.3006666667">
                <text:p>43.3006666667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0.9778125">
                <text:p>70.9778125</text:p>
              </table:table-cell>
              <table:table-cell office:value-type="float" office:value="107.1725">
                <text:p>107.1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5.476111111">
                <text:p>105.476111111</text:p>
              </table:table-cell>
              <table:table-cell office:value-type="float" office:value="123.135">
                <text:p>123.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6.435">
                <text:p>136.435</text:p>
              </table:table-cell>
              <table:table-cell office:value-type="float" office:value="170.61325">
                <text:p>170.6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72.415">
                <text:p>172.415</text:p>
              </table:table-cell>
              <table:table-cell office:value-type="float" office:value="216.46725">
                <text:p>216.46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